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o" svg:font-family="'Tlwg Typo'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lwg Typo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paragraph-properties fo:line-height="150%"/>
      <style:text-properties style:font-name="Tlwg Typis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35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lwg Typo"/>
    </style:style>
    <style:style style:name="P8" style:family="paragraph" style:parent-style-name="Standard">
      <style:paragraph-properties fo:line-height="150%"/>
      <style:text-properties style:font-name="Tlwg Typist"/>
    </style:style>
    <style:style style:name="P9" style:family="paragraph" style:parent-style-name="Standard">
      <style:paragraph-properties fo:line-height="150%"/>
      <style:text-properties style:font-name="Times New Roman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>
      <style:paragraph-properties fo:line-height="150%" fo:break-before="page"/>
    </style:style>
    <style:style style:name="T1" style:family="text">
      <style:text-properties style:font-name="Tlwg Typo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lwg Typis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ystem Calls</text:h>
      <text:p text:style-name="P5">Em um sistema operacional seguro e coerente, os processos não tem acesso direto ao hardware, não importa se o processo pertence ao usuário comum ou ao administrador do sistema. Só quem pode ter acesso ao hardware é o sistema operacional (SO), mais precisamento o Kernel do SO. Então se um processo precisa acessar algum dispositivo de hardware ele deve solicitar ao SO. Essa solicitação ao sistema operacional é chamado de System Call, ou traduzindo para o português, chamada ao sistema. A System Call, também chamada de syscall, surge por conta da preocupação em protegem o hardware e o próprio Kernel das ações do usuário, que pode vir a danificar um dispositivo acidentalmente ou não (software mal intencionados, também conhecidos como vírus).</text:p>
      <text:p text:style-name="P5">As instruções que têm o poder de comprometer o sistema são conhecidas como instruções privilegiadas, enquanto as instruções não-privilegiadas são as que não oferecem perigo ao sistema. Para que uma aplicação possa executar uma instrução privilegiada, o processador implementa o mecanismo de modos de acesso. Existem basicamente dois modos de acesso implementados pelo processador: modo usuário e modo kernel . Quando o processador trabalha no modo usuário, uma aplicação só pode executar instruções não-privilegiadas, tendo acesso a um número reduzido de instruções, enquanto no modo kernel a aplicação pode ter acesso ao conjunto total de instruções do processador.</text:p>
      <text:p text:style-name="P5"/>
      <text:p text:style-name="P6">POSIX </text:p>
      <text:p text:style-name="P5">Um modelo para syscall é o POSIX “Portable Operating System Interface [for Unix]”, especificado pela IEEE. Ele é a API de acesso ao recursos do sistema. Nesse padrão é descrito uma série de funções que o Kernel deve ter para ser considerado valido. Se todas essas funções não estiverem implementas, o Kernel não poder ser chamado de Kernel padrão POSIX.</text:p>
      <text:p text:style-name="P5"/>
      <text:p text:style-name="P6">WIN32</text:p>
      <text:p text:style-name="P6"><text:tab/>Padrão utilizando pela Microsoft. É a API de acesso as system calls dos sistemas operacionais da empresa. Ele se utiliza de DLLs para implementação de acesso aos dispositivos. O que torna mais fácil a substituição de uma dll por outra com um desempenho melhor para determinado tipo de aplicativo.</text:p>
      <text:h text:style-name="P11" text:outline-level="1">Incluindo uma syscall no kernel</text:h>
      <text:p text:style-name="P4">Nesse tutorial de inclusão de system call no Kernel estou utilizando o Kernel 2.6.32-21, na distribuição Ubuntu 10.04. Nesse sistema o Kernel está localizado no caminho /usr/src/linux-source-2.6.32-21/, e a partir desse ponto do tutorial todas a referencia a caminhos e arquivos será partindo desse caminho, sendo escrito o caminho da seguinte forma: ./umaPasta/umArquivo.arq</text:p>
      <text:p text:style-name="P4">Todos os comando estão sendo executados em modo superusuário.</text:p>
      <text:p text:style-name="P4"/>
      <text:p text:style-name="P4">Para encontrar esse caminho, primeiro tem de baixar o fonte do kernel, que no Ubuntu pode ser feito com um apt-get.</text:p>
      <text:p text:style-name="P1">apt-get install linux-source-2.6.32</text:p>
      <text:p text:style-name="P4">Esse comando irá baixar o fonte compactado, então temos de descompactá-lo com</text:p>
      <text:p text:style-name="P1">cd /usr/src</text:p>
      <text:p text:style-name="P1">tar xjf linux-source-2.6.32.tar.bz2</text:p>
      <text:p text:style-name="P1"/>
      <text:p text:style-name="P4">Iremos criar uma pasta mySyscall onde iremos colocar todos os arquivos necessários para a inclusão de uma system call personalizada. Dentro dessa pasta criaremos o arquivo mySyscall.c, que contem o fonte de nossa system call, e o Makefile, o qual irá fazer a compilação da nossa system call.</text:p>
      <text:p text:style-name="P4"/>
      <text:p text:style-name="P1">mkdir ./mySyscall</text:p>
      <text:p text:style-name="P1">touch ./mySyscall/mySyscall.c</text:p>
      <text:p text:style-name="P1">touch ./mySyscall/Makefile</text:p>
      <text:p text:style-name="P4"/>
      <text:p text:style-name="P4">O arquivo <text:span text:style-name="T3">mySyscall.c</text:span> irá conter o seguinte codigo:</text:p>
      <text:p text:style-name="P4"/>
      <text:p text:style-name="P3">#include &lt;linux/linkage.h&gt; </text:p>
      <text:p text:style-name="P3">#include &lt;linux/kernel.h&gt; </text:p>
      <text:p text:style-name="P3"/>
      <text:p text:style-name="P3">static int numVezes = 0; </text:p>
      <text:p text:style-name="P3"/>
      <text:p text:style-name="P3">asmlinkage void sys_mySyscall(){ </text:p>
      <text:p text:style-name="P3"><text:s text:c="8"/>printk("\nA system call mySyscall foi chamanda %d <text:soft-page-break/>vezes\n", ++numVezes); </text:p>
      <text:p text:style-name="P3">} </text:p>
      <text:p text:style-name="P2">e o <text:span text:style-name="T3">Makefile</text:span> conterá isso:</text:p>
      <text:p text:style-name="P2"><text:span text:style-name="T3">obj-y :=</text:span> <text:span text:style-name="T1">mySyscall.o</text:span></text:p>
      <text:p text:style-name="P1"/>
      <text:p text:style-name="P4">Vamos agora modificar os arquivos necessários para que o Kernel encontre nossa system call. Vamos começar pelo arquivo ./arch/x86/kernel/syscall_table_32.S, adicionar no final desse arquivo a seguinte linha</text:p>
      <text:p text:style-name="P4"><text:tab/><text:span text:style-name="T1">.void sys_mySyscall</text:span></text:p>
      <text:p text:style-name="P4"/>
      <text:p text:style-name="P4">O próximo arquivo a ser alterado é o ./arch/x86/include/asm/unistd 32.h , nesse será adicionado a linha:</text:p>
      <text:p text:style-name="P4"><text:span text:style-name="T1">#define __NR_mySyscall </text:span>numSyscall</text:p>
      <text:p text:style-name="P4">onde <text:s/>numSyscall deve ser substituído pelo número da última system call somado de 1. Essa linha deve ser inserida após a ultima declaração de system call. Por exemplo, se a ultima system call declarada for a system call ultimaDeclaracao ( que provavelmente não está no fim do arquivo) teriamos o seguinte:</text:p>
      <text:p text:style-name="P4"><text:span text:style-name="T1">#define __NR_ultimaDeclaracao </text:span>336</text:p>
      <text:p text:style-name="P1">#define __NR_mySyscall <text:span text:style-name="T2">337</text:span></text:p>
      <text:p text:style-name="P4">Ainda no arquivo unistd.h, após adicionar a nossa system call, tem-se que aumentar o número de system calls declaradas, nesse exemplo passaria para 338, alterando a linha</text:p>
      <text:p text:style-name="P1">#define RN_syscalls 338 </text:p>
      <text:p text:style-name="P1"/>
      <text:p text:style-name="P4">Agora vamos modificar o ./arch/x86/include/asm/unistd 32.h , deve ser inserir a seguinte linha logo após o último <text:span text:style-name="T1">asmlinkage</text:span>:</text:p>
      <text:p text:style-name="P1">asmlinkage void sys_mySyscall();</text:p>
      <text:p text:style-name="P4"/>
      <text:p text:style-name="P4">Bom, agora precisamos alterar o ./Makefile, nesse tem que procurar a linha semelhante a essa:</text:p>
      <text:p text:style-name="P3">core-y += kernel/ mm/ fs/ ipc/ security/ crypto/ block/</text:p>
      <text:p text:style-name="P4">e adicionar <text:span text:style-name="T3">mySyscall/ </text:span>no final da linha.</text:p>
      <text:p text:style-name="P4"/>
      <text:p text:style-name="P2">Vamos compilar tudo agora, mas antes vamos copiar a configuração já existente do sistema</text:p>
      <text:p text:style-name="P3">cp /boot/config-2.6.24-19-generic ./.config </text:p>
      <text:p text:style-name="P3"><text:soft-page-break/>make menuconfig </text:p>
      <text:p text:style-name="P2">na caixa que irá aparecer selecione a opção “Load an Alternate Configuration File”, ao entrar nessa opção provavelmente irá estár preenchido com '.config' que é o arquivo de configuração que copiamos anteriormente, caso não esteja, mude para '.config', então é só ir em EXIT e salvar. O próximo comando é</text:p>
      <text:p text:style-name="P3">make-kpkg clean </text:p>
      <text:p text:style-name="P2">e finalmente</text:p>
      <text:p text:style-name="P3">make-kpkg --initrd –-append-to-version=-custom kernel_image kernel_headers</text:p>
      <text:p text:style-name="P3"/>
      <text:p text:style-name="P2">agora é só instalar os .deb resultantes</text:p>
      <text:p text:style-name="P3">dpkg -i *.deb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o" svg:font-family="'Tlwg Typo'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51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7T15:41:00</meta:creation-date>
    <meta:editing-duration>PT19H25M39S</meta:editing-duration>
    <meta:editing-cycles>10</meta:editing-cycles>
    <meta:generator>OpenOffice.org/3.2$Unix OpenOffice.org_project/320m12$Build-9483</meta:generator>
    <meta:initial-creator>fabio </meta:initial-creator>
    <dc:date>2010-06-30T13:19:43</dc:date>
    <dc:creator>fabio </dc:creator>
    <meta:document-statistic meta:table-count="0" meta:image-count="0" meta:object-count="0" meta:page-count="4" meta:paragraph-count="51" meta:word-count="811" meta:character-count="5353"/>
  </office:meta>
</office:document-meta>
</file>